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/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paragraph" style:name="P34">
      <style:paragraph-properties/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paragraph" style:name="P35">
      <style:paragraph-properties/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paragraph" style:name="P36">
      <style:paragraph-properties/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paragraph" style:name="P37">
      <style:paragraph-properties/>
      <style:text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</office:automatic-styles>
  <office:body>
    <office:text text:use-soft-page-breaks="true">
      <text:p text:style-name="P33"><text:span text:style-name="T32"/><text:span text:style-name="T33"/><text:span text:style-name="T34"/></text:p>
      <text:p text:style-name="P34"><text:span text:style-name="T35">19h32</text:span><text:span text:style-name="T36"/></text:p>
      <text:p text:style-name="P35"><text:span text:style-name="T37">Piste polytechnique position statique</text:span><text:span text:style-name="T38"/></text:p>
      <text:p text:style-name="P36"><text:span text:style-name="T39"/><text:span text:style-name="T40"/><text:span text:style-name="T41"/></text:p>
      <text:p text:style-name="P37"><text:span/><text:span/><draw:frame draw:style-name="gr3" text:anchor-type="as-char" svg:width="16.5cm" svg:height="8.608cm" svg:x="0cm" svg:y="0cm"><draw:image xlink:href="Pictures/image1.png" xlink:type="simple" xlink:show="embed" xlink:actuate="onLoad"/></draw:frame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style:font-size-complex="11pt" fo:language="fr" style:language-complex="ar" fo:country="FR" style:country-complex="SA"/>
    </style:default-style>
    <style:default-style style:family="text">
      <style:text-properties fo:font-family="Arial" style:font-family-asian="Arial" style:font-family-complex="Arial" fo:font-size="11pt" style:font-size-complex="11pt" fo:language="fr" style:language-complex="ar" fo:country="F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4" style:display-name="Heading 1" style:family="paragraph" style:name="13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664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664" style:display-name="Heading 3" style:family="paragraph" style:name="141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664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4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4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4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4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4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 fo:line-height="115%" fo:margin-top="0pt" fo:margin-bottom="10pt"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664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664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664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664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664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664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664" style:display-name="Caption" style:family="paragraph" style:name="180">
      <style:paragraph-properties fo:line-height="100%" fo:margin-bottom="10pt"/>
      <style:text-properties fo:color="#0e2841" fo:font-size="9pt" style:font-size-complex="9pt" fo:font-style="italic"/>
    </style:style>
    <style:style style:parent-style-name="664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664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4" style:display-name="toc 1" style:family="paragraph" style:name="189">
      <style:paragraph-properties fo:margin-bottom="5pt"/>
    </style:style>
    <style:style style:parent-style-name="664" style:display-name="toc 2" style:family="paragraph" style:name="190">
      <style:paragraph-properties fo:margin-left="0.3881cm" fo:margin-bottom="5pt"/>
    </style:style>
    <style:style style:parent-style-name="664" style:display-name="toc 3" style:family="paragraph" style:name="191">
      <style:paragraph-properties fo:margin-left="0.7762cm" fo:margin-bottom="5pt"/>
    </style:style>
    <style:style style:parent-style-name="664" style:display-name="toc 4" style:family="paragraph" style:name="192">
      <style:paragraph-properties fo:margin-left="1.164cm" fo:margin-bottom="5pt"/>
    </style:style>
    <style:style style:parent-style-name="664" style:display-name="toc 5" style:family="paragraph" style:name="193">
      <style:paragraph-properties fo:margin-left="1.552cm" fo:margin-bottom="5pt"/>
    </style:style>
    <style:style style:parent-style-name="664" style:display-name="toc 6" style:family="paragraph" style:name="194">
      <style:paragraph-properties fo:margin-left="1.94cm" fo:margin-bottom="5pt"/>
    </style:style>
    <style:style style:parent-style-name="664" style:display-name="toc 7" style:family="paragraph" style:name="195">
      <style:paragraph-properties fo:margin-left="2.328cm" fo:margin-bottom="5pt"/>
    </style:style>
    <style:style style:parent-style-name="664" style:display-name="toc 8" style:family="paragraph" style:name="196">
      <style:paragraph-properties fo:margin-left="2.717cm" fo:margin-bottom="5pt"/>
    </style:style>
    <style:style style:parent-style-name="664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664" style:display-name="table of figures" style:family="paragraph" style:name="209">
      <style:paragraph-properties fo:margin-bottom="0pt"/>
    </style:style>
    <style:style style:class="default" style:display-name="Normal" style:family="paragraph" style:name="664">
      <style:paragraph-properties fo:line-height="115%" fo:margin-top="0pt" fo:margin-bottom="10pt"/>
    </style:style>
    <style:style style:parent-style-name="664" style:display-name="No Spacing" style:family="paragraph" style:name="667">
      <style:paragraph-properties fo:line-height="100%" fo:margin-bottom="0pt"/>
    </style:style>
    <style:style style:parent-style-name="664" style:display-name="List Paragraph" style:family="paragraph" style:name="668">
      <style:paragraph-properties fo:margin-left="1.27cm" style:contextual-spacing="true"/>
    </style: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  <dc:creator/>
  </office:meta>
</office:document-meta>
</file>